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FreeSans1" svg:font-family="FreeSans" style:font-family-generic="swiss"/>
    <style:font-face style:name="Ubuntu" svg:font-family="Ubuntu" style:font-pitch="variable"/>
    <style:font-face style:name="Vemana2000" svg:font-family="Vemana200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7fd6a" officeooo:paragraph-rsid="0017fd6a" style:font-size-asian="22pt" style:font-size-complex="22pt"/>
    </style:style>
    <style:style style:name="P2" style:family="paragraph" style:parent-style-name="Standard">
      <style:text-properties fo:font-size="22pt" officeooo:rsid="0019251e" officeooo:paragraph-rsid="0019251e" style:font-size-asian="22pt" style:font-size-complex="22pt"/>
    </style:style>
    <style:style style:name="P3" style:family="paragraph" style:parent-style-name="Standard">
      <style:text-properties fo:font-size="22pt" fo:font-weight="bold" officeooo:rsid="0017fd6a" officeooo:paragraph-rsid="0017fd6a" style:font-size-asian="22pt" style:font-weight-asian="bold" style:font-size-complex="22pt" style:font-weight-complex="bold"/>
    </style:style>
    <style:style style:name="P4" style:family="paragraph" style:parent-style-name="Standard">
      <style:text-properties fo:font-size="18pt" officeooo:rsid="0019251e" officeooo:paragraph-rsid="0019251e" style:font-size-asian="18pt" style:font-size-complex="18pt"/>
    </style:style>
    <style:style style:name="P5" style:family="paragraph" style:parent-style-name="Standard">
      <style:text-properties fo:font-size="18pt" officeooo:rsid="0019df26" officeooo:paragraph-rsid="0019df26" style:font-size-asian="18pt" style:font-size-complex="18pt"/>
    </style:style>
    <style:style style:name="P6" style:family="paragraph" style:parent-style-name="Standard">
      <style:text-properties fo:font-size="18pt" officeooo:rsid="001ab34a" officeooo:paragraph-rsid="001ab34a" style:font-size-asian="18pt" style:font-size-complex="18pt"/>
    </style:style>
    <style:style style:name="P7" style:family="paragraph" style:parent-style-name="Standard">
      <style:text-properties fo:font-size="20pt" officeooo:rsid="0017fd6a" officeooo:paragraph-rsid="0019251e" style:font-size-asian="20pt" style:font-size-complex="20pt"/>
    </style:style>
    <style:style style:name="P8" style:family="paragraph" style:parent-style-name="Standard">
      <style:text-properties fo:font-size="20pt" fo:font-weight="bold" officeooo:rsid="0018eb06" officeooo:paragraph-rsid="0018eb06" style:font-size-asian="20pt" style:font-weight-asian="bold" style:font-size-complex="20pt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fo:font-size="12pt"/>
    </style:style>
    <style:style style:name="T1" style:family="text">
      <style:text-properties officeooo:rsid="0019251e"/>
    </style:style>
    <style:style style:name="T2" style:family="text">
      <style:text-properties officeooo:rsid="0019df26"/>
    </style:style>
    <style:style style:name="T3" style:family="text">
      <style:text-properties officeooo:rsid="001ab34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ac645"/>
    </style:style>
    <style:style style:name="T6" style:family="text">
      <style:text-properties officeooo:rsid="001c26c6"/>
    </style:style>
    <style:style style:name="T7" style:family="text">
      <style:text-properties fo:font-size="12pt"/>
    </style:style>
    <text:list-style style:name="L1">
      <text:list-level-style-bullet text:level="1" text:style-name="Bullet_20_Symbols" style:num-suffix="." text:bullet-char="•">
        <style:list-level-properties text:space-before="5.126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0.665cm" fo:min-width="0.6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bout Autographa MT:</text:p>
      <text:p text:style-name="P7"><text:tab/><text:tab/><text:tab/><text:tab/></text:p>
      <text:p text:style-name="P7"><text:tab/><text:tab/><text:tab/>It is a web application that helps to translate one language to another language. </text:p>
      <text:p text:style-name="P1"/>
      <text:p text:style-name="P1"/>
      <text:p text:style-name="P1"/>
      <text:p text:style-name="P1"/>
      <text:p text:style-name="P8"><text:span text:style-name="T1">Available Texts</text:span> <text:s text:c="9"/>Download tokens <text:s text:c="15"/>Upload token <text:s text:c="12"/>Download Draft</text:p>
      <text:p text:style-name="P1"><draw:custom-shape text:anchor-type="paragraph" draw:z-index="0" draw:name="Shape1" draw:style-name="gr1" draw:text-style-name="P10" svg:width="0.937cm" svg:height="0.937cm" svg:x="0.878cm" svg:y="0.459cm"><text:p text:style-name="P9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1" draw:style-name="gr1" draw:text-style-name="P11" svg:width="0.941cm" svg:height="0.941cm" svg:x="16.013cm" svg:y="0.552cm"><text:p text:style-name="P9"><text:span text:style-name="T7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" draw:style-name="gr1" draw:text-style-name="P10" svg:width="0.937cm" svg:height="0.937cm" svg:x="8.435cm" svg:y="0.549cm"><text:p text:style-name="P9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1" draw:text-style-name="P10" svg:width="0.937cm" svg:height="0.937cm" svg:x="23.537cm" svg:y="0.512cm"><text:p text:style-name="P9">4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text:anchor-type="paragraph" draw:z-index="4" draw:name="Shape2" draw:style-name="gr2" draw:text-style-name="P9" svg:x1="1.857cm" svg:y1="0.963cm" svg:x2="8.435cm" svg:y2="0.963cm"><text:p/></draw:line><draw:line text:anchor-type="paragraph" draw:z-index="5" draw:name="Shape2" draw:style-name="gr3" draw:text-style-name="P9" svg:x1="16.995cm" svg:y1="0.963cm" svg:x2="23.573cm" svg:y2="0.963cm"><text:p text:style-name="P9">`</text:p></draw:line><draw:line text:anchor-type="paragraph" draw:z-index="6" draw:name="Shape2" draw:style-name="gr2" draw:text-style-name="P9" svg:x1="9.435cm" svg:y1="1.044cm" svg:x2="16.013cm" svg:y2="1.044cm"><text:p/></draw:line> <text:s text:c="71"/></text:p>
      <text:p text:style-name="P2"><draw:line text:anchor-type="paragraph" draw:z-index="7" draw:name="Shape3" draw:style-name="gr4" draw:text-style-name="P9" svg:x1="12.287cm" svg:y1="0.152cm" svg:x2="12.287cm" svg:y2="8.901cm"><text:p/></draw:line><draw:line text:anchor-type="paragraph" draw:z-index="8" draw:name="Shape3" draw:style-name="gr5" draw:text-style-name="P9" svg:x1="19.743cm" svg:y1="0.272cm" svg:x2="19.743cm" svg:y2="9.021cm"><text:p text:style-name="P9"><text:s text:c="21"/></text:p></draw:line><draw:line text:anchor-type="paragraph" draw:z-index="9" draw:name="Shape3" draw:style-name="gr4" draw:text-style-name="P9" svg:x1="5.272cm" svg:y1="0.071cm" svg:x2="5.272cm" svg:y2="8.82cm"><text:p/></draw:line> <text:s text:c="42"/></text:p>
      <text:p text:style-name="P4">You can able to see<text:tab/> <text:s text:c="2"/><text:span text:style-name="T2">You can download unique <text:s text:c="2"/>You need to upload token <text:s text:c="7"/>You can dowload the <text:s/></text:span></text:p>
      <text:p text:style-name="P5">the available source <text:s/><text:span text:style-name="T3">tokens in an excel file. <text:s text:c="7"/>translation. <text:s text:c="29"/>draft by giving source </text:span></text:p>
      <text:p text:style-name="P6">language. <text:s text:c="18"/><text:tab/><text:tab/><text:tab/><text:tab/><text:tab/><text:tab/><text:tab/><text:tab/><text:tab/><text:tab/><text:tab/><text:tab/>language, version,</text:p>
      <text:p text:style-name="P6"><text:s/><text:tab/><text:tab/><text:tab/><text:tab/> <text:s/><text:span text:style-name="T4">Note:</text:span><text:tab/><text:tab/><text:tab/><text:tab/> <text:s text:c="5"/><text:span text:style-name="T4">Note:</text:span><text:tab/><text:tab/><text:tab/><text:tab/><text:tab/><text:tab/>revision and target <text:tab/><text:tab/><text:tab/><text:tab/><text:tab/><text:tab/>You can select target <text:s text:c="8"/>Upload only the original <text:s text:c="4"/>language.<text:tab/><text:tab/><text:tab/><text:tab/><text:tab/><text:tab/><text:tab/> <text:s/>language so it will exclude <text:s/>excel file that you download <text:tab/><text:tab/><text:tab/><text:tab/><text:tab/><text:tab/><text:tab/><text:tab/> <text:tab/> <text:s/>the tokens that already <text:tab/><text:tab/>in download tokens. <text:s text:c="14"/>Note: </text:p>
      <text:p text:style-name="P6"><text:tab/><text:tab/><text:tab/><text:tab/> <text:s/>translated.<text:tab/><text:tab/><text:tab/><text:tab/><text:tab/><text:tab/><text:tab/><text:tab/><text:tab/><text:tab/>You can download <text:tab/><text:tab/><text:tab/><text:tab/><text:tab/><text:tab/><text:tab/><text:tab/><text:tab/><text:tab/><text:tab/><text:tab/><text:tab/><text:tab/><text:tab/><text:tab/> <text:s text:c="5"/><text:span text:style-name="T5">remaining untranslated</text:span></text:p>
      <text:p text:style-name="P6"><text:tab/><text:tab/><text:tab/><text:tab/><text:tab/><text:tab/><text:tab/><text:tab/><text:tab/><text:tab/><text:tab/><text:tab/><text:tab/><text:tab/><text:tab/> <text:s text:c="6"/><text:span text:style-name="T5">tokens before download </text:span></text:p>
      <text:p text:style-name="P6"><text:tab/><text:tab/><text:tab/><text:tab/><text:tab/><text:tab/><text:tab/><text:tab/><text:tab/><text:tab/><text:tab/><text:tab/><text:tab/><text:tab/><text:tab/> <text:s text:c="6"/><text:span text:style-name="T5">draft. <text:s/></text:span></text:p>
      <text:p text:style-name="P6"><text:soft-page-break/><text:tab/><text:tab/><text:tab/><text:tab/><text:tab/><text:tab/><text:tab/><text:tab/><text:tab/><text:tab/><text:tab/><text:tab/><text:tab/><text:tab/><text:tab/><text:tab/><text:tab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FreeSans1" svg:font-family="FreeSans" style:font-family-generic="swiss"/>
    <style:font-face style:name="Ubuntu" svg:font-family="Ubuntu" style:font-pitch="variable"/>
    <style:font-face style:name="Vemana2000" svg:font-family="Vemana200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1.49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12:29:55.553426516</meta:creation-date>
    <dc:date>2017-08-31T13:32:51.107929374</dc:date>
    <meta:editing-duration>PT8M2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14" meta:word-count="101" meta:character-count="1050" meta:non-whitespace-character-count="540"/>
  </office:meta>
</office:document-meta>
</file>